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9.5cm" style:rel-column-width="32767*"/>
    </style:style>
    <style:style style:name="Tabela1.B" style:family="table-column">
      <style:table-column-properties style:column-width="9.5cm" style:rel-column-width="32768*"/>
    </style:style>
    <style:style style:name="Tabela1.A1" style:family="table-cell">
      <style:table-cell-properties fo:padding="0.097cm" fo:border="0.5pt solid #000000"/>
    </style:style>
    <style:style style:name="Tabe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9.5cm" style:rel-column-width="32767*"/>
    </style:style>
    <style:style style:name="Tabela3.B" style:family="table-column">
      <style:table-column-properties style:column-width="9.5cm" style:rel-column-width="32768*"/>
    </style:style>
    <style:style style:name="Tabela3.A1" style:family="table-cell">
      <style:table-cell-properties style:vertical-align="middle" fo:padding="0.097cm" fo:border="0.5pt solid #000000"/>
    </style:style>
    <style:style style:name="Tabela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9.001cm" fo:break-before="page" table:align="margins"/>
    </style:style>
    <style:style style:name="Tabela2.A" style:family="table-column">
      <style:table-column-properties style:column-width="9.5cm" style:rel-column-width="32767*"/>
    </style:style>
    <style:style style:name="Tabela2.B" style:family="table-column">
      <style:table-column-properties style:column-width="9.5cm" style:rel-column-width="32768*"/>
    </style:style>
    <style:style style:name="Tabela2.A1" style:family="table-cell">
      <style:table-cell-properties fo:padding="0.097cm" fo:border="0.5pt solid #000000"/>
    </style:style>
    <style:style style:name="Tabela2.2" style:family="table-row">
      <style:table-row-properties style:min-row-height="2.715cm"/>
    </style:style>
    <style:style style:name="Tabela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4.101cm" style:rel-column-width="14144*"/>
    </style:style>
    <style:style style:name="Tabela4.B" style:family="table-column">
      <style:table-column-properties style:column-width="14.9cm" style:rel-column-width="51391*"/>
    </style:style>
    <style:style style:name="Tabela4.A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19.001cm" style:rel-column-width="65535*"/>
    </style:style>
    <style:style style:name="Tabela5.A1" style:family="table-cell">
      <style:table-cell-properties fo:padding="0.097cm" fo:border="0.5pt solid #000000"/>
    </style:style>
    <style:style style:name="Tabela5.2" style:family="table-row">
      <style:table-row-properties style:min-row-height="4.62cm"/>
    </style:style>
    <style:style style:name="Tabela5.A2" style:family="table-cell">
      <style:table-cell-properties fo:padding="0.097cm" fo:border-left="0.5pt solid #000000" fo:border-right="0.5pt solid #000000" fo:border-top="none" fo:border-bottom="0.5pt solid #000000"/>
    </style:style>
    <style:style style:name="Tabela6" style:family="table">
      <style:table-properties style:width="19.001cm" table:align="margins"/>
    </style:style>
    <style:style style:name="Tabela6.A" style:family="table-column">
      <style:table-column-properties style:column-width="9.5cm" style:rel-column-width="32767*"/>
    </style:style>
    <style:style style:name="Tabela6.B" style:family="table-column">
      <style:table-column-properties style:column-width="9.5cm" style:rel-column-width="32768*"/>
    </style:style>
    <style:style style:name="Tabela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6.B1" style:family="table-cell">
      <style:table-cell-properties style:vertical-align="middle" fo:padding="0.097cm" fo:border="0.5pt solid #000000"/>
    </style:style>
    <style:style style:name="Tabela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6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7" style:family="table">
      <style:table-properties style:width="19.001cm" table:align="margins"/>
    </style:style>
    <style:style style:name="Tabela7.A" style:family="table-column">
      <style:table-column-properties style:column-width="5.787cm" style:rel-column-width="19961*"/>
    </style:style>
    <style:style style:name="Tabela7.B" style:family="table-column">
      <style:table-column-properties style:column-width="13.213cm" style:rel-column-width="45574*"/>
    </style:style>
    <style:style style:name="Tabela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7.B1" style:family="table-cell">
      <style:table-cell-properties style:vertical-align="middle" fo:padding="0.097cm" fo:border="0.5pt solid #000000"/>
    </style:style>
    <style:style style:name="Tabela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7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style:font-name="Arial1"/>
    </style:style>
    <style:style style:name="P2" style:family="paragraph" style:parent-style-name="Header">
      <style:paragraph-properties fo:text-align="center" style:justify-single-word="false"/>
      <style:text-properties style:font-name="Arial1" fo:font-size="20pt" fo:font-weight="bold" officeooo:paragraph-rsid="00076972" style:font-size-asian="17.5pt" style:font-weight-asian="bold" style:font-size-complex="20pt" style:font-weight-complex="bold"/>
    </style:style>
    <style:style style:name="P3" style:family="paragraph" style:parent-style-name="Standard">
      <style:text-properties style:font-name="Arial1" fo:font-weight="bold" officeooo:rsid="00023d19" officeooo:paragraph-rsid="00023d19" style:font-weight-asian="bold" style:font-weight-complex="bold"/>
    </style:style>
    <style:style style:name="P4" style:family="paragraph" style:parent-style-name="Standard">
      <style:text-properties style:font-name="Arial1" fo:font-weight="normal" officeooo:rsid="00023d19" officeooo:paragraph-rsid="00023d19" style:font-weight-asian="normal" style:font-weight-complex="normal"/>
    </style:style>
    <style:style style:name="P5" style:family="paragraph" style:parent-style-name="Standard">
      <style:text-properties officeooo:paragraph-rsid="0005d2cb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147d4f" officeooo:paragraph-rsid="0005d2c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128ee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195db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128ee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2pt" fo:font-weight="normal" officeooo:rsid="002af592" officeooo:paragraph-rsid="00128ee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344e0a" officeooo:paragraph-rsid="001e23b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e23bd" officeooo:paragraph-rsid="001e23bd" style:font-size-asian="10.5pt" style:font-weight-asian="normal" style:font-size-complex="12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2pt" fo:font-weight="normal" officeooo:rsid="000f6bb7" officeooo:paragraph-rsid="0005d2cb" style:font-size-asian="10.5pt" style:font-weight-asian="normal" style:font-size-complex="12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size="12pt" fo:font-weight="normal" officeooo:rsid="002ca9ac" officeooo:paragraph-rsid="00128ee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2pt" fo:font-weight="bold" officeooo:rsid="00218225" officeooo:paragraph-rsid="0007697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344e0a" officeooo:paragraph-rsid="001e23bd" style:font-size-asian="10.5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2pt" fo:font-weight="bold" officeooo:rsid="00179516" officeooo:paragraph-rsid="0005d2cb" style:font-size-asian="10.5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2pt" fo:font-weight="bold" officeooo:rsid="00195bdc" officeooo:paragraph-rsid="0005d2cb" style:font-size-asian="10.5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2pt" fo:font-weight="bold" officeooo:paragraph-rsid="00128eea" style:font-size-asian="10.5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2pt" fo:font-weight="bold" officeooo:paragraph-rsid="00195db9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fo:font-weight="bold" officeooo:rsid="002b826c" officeooo:paragraph-rsid="00195db9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fo:font-weight="bold" officeooo:rsid="0039fd26" officeooo:paragraph-rsid="00195db9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officeooo:paragraph-rsid="00195db9" style:font-size-asian="10.5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officeooo:paragraph-rsid="00195db9" style:font-size-asian="10.5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officeooo:paragraph-rsid="00128eea" style:font-size-asian="10.5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officeooo:paragraph-rsid="00140fde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paragraph-rsid="00149c07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paragraph-rsid="0015b972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paragraph-rsid="0017638f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paragraph-rsid="001a0e4b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paragraph-rsid="001aafcd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paragraph-rsid="001d3c90" style:font-size-asian="10.5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179516" officeooo:paragraph-rsid="0005d2cb" style:font-size-asian="10.5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paragraph-rsid="0005d2cb" style:font-size-asian="10.5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paragraph-rsid="00076972" style:font-size-asian="10.5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paragraph-rsid="00128eea" style:font-size-asian="10.5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paragraph-rsid="00195db9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officeooo:rsid="0015b972" officeooo:paragraph-rsid="0015b972" style:font-size-asian="10.5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fo:font-style="italic" officeooo:rsid="0005d2cb" officeooo:paragraph-rsid="0005d2cb" style:font-size-asian="10.5pt" style:font-style-asian="italic" style:font-size-complex="12pt" style:font-style-complex="italic"/>
    </style:style>
    <style:style style:name="P40" style:family="paragraph" style:parent-style-name="Table_20_Contents">
      <style:paragraph-properties fo:text-align="center" style:justify-single-word="false"/>
      <style:text-properties fo:font-size="12pt" fo:font-style="italic" officeooo:rsid="0005dd4a" officeooo:paragraph-rsid="0005dd4a" style:font-size-asian="10.5pt" style:font-style-asian="italic" style:font-size-complex="12pt" style:font-style-complex="italic"/>
    </style:style>
    <style:style style:name="P41" style:family="paragraph" style:parent-style-name="Table_20_Contents">
      <style:paragraph-properties fo:text-align="center" style:justify-single-word="false"/>
      <style:text-properties fo:font-size="12pt" fo:font-style="italic" officeooo:rsid="00076972" officeooo:paragraph-rsid="00076972" style:font-size-asian="10.5pt" style:font-style-asian="italic" style:font-size-complex="12pt" style:font-style-complex="italic"/>
    </style:style>
    <style:style style:name="P42" style:family="paragraph" style:parent-style-name="Standard">
      <style:text-properties officeooo:paragraph-rsid="00076972"/>
    </style:style>
    <style:style style:name="P43" style:family="paragraph" style:parent-style-name="Standard">
      <style:text-properties officeooo:paragraph-rsid="00128eea"/>
    </style:style>
    <style:style style:name="P44" style:family="paragraph" style:parent-style-name="Standard">
      <style:text-properties officeooo:paragraph-rsid="00195db9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098158" officeooo:paragraph-rsid="00098158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0e6bcd" officeooo:paragraph-rsid="000e6bcd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officeooo:rsid="00098158" officeooo:paragraph-rsid="00098158"/>
    </style:style>
    <style:style style:name="P48" style:family="paragraph" style:parent-style-name="Table_20_Contents">
      <style:paragraph-properties fo:text-align="center" style:justify-single-word="false"/>
      <style:text-properties officeooo:rsid="000af3f0" officeooo:paragraph-rsid="000af3f0"/>
    </style:style>
    <style:style style:name="P49" style:family="paragraph" style:parent-style-name="Table_20_Contents">
      <style:paragraph-properties fo:text-align="center" style:justify-single-word="false"/>
      <style:text-properties officeooo:rsid="000ca760" officeooo:paragraph-rsid="000ca760"/>
    </style:style>
    <style:style style:name="P50" style:family="paragraph" style:parent-style-name="Table_20_Contents">
      <style:paragraph-properties fo:text-align="center" style:justify-single-word="false"/>
      <style:text-properties officeooo:rsid="000d8937" officeooo:paragraph-rsid="000d8937"/>
    </style:style>
    <style:style style:name="P51" style:family="paragraph" style:parent-style-name="Table_20_Contents">
      <style:text-properties officeooo:rsid="000e6bcd" officeooo:paragraph-rsid="000e6bcd"/>
    </style:style>
    <style:style style:name="P52" style:family="paragraph" style:parent-style-name="Table_20_Contents">
      <style:text-properties officeooo:rsid="00104b9a" officeooo:paragraph-rsid="00104b9a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344e0a" officeooo:paragraph-rsid="001e23bd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officeooo:paragraph-rsid="00195db9"/>
    </style:style>
    <style:style style:name="P55" style:family="paragraph" style:parent-style-name="Table_20_Contents">
      <style:paragraph-properties fo:text-align="start" style:justify-single-word="false"/>
      <style:text-properties fo:font-size="12pt" officeooo:rsid="00128eea" officeooo:paragraph-rsid="00128eea" style:font-size-asian="10.5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font-size="12pt" officeooo:rsid="00149c07" officeooo:paragraph-rsid="00149c07" style:font-size-asian="10.5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font-size="12pt" officeooo:rsid="00140fde" officeooo:paragraph-rsid="00140fde" style:font-size-asian="10.5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font-size="12pt" officeooo:rsid="001d3c90" officeooo:paragraph-rsid="001d3c90" style:font-size-asian="10.5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officeooo:rsid="00252aff" officeooo:paragraph-rsid="00252aff"/>
    </style:style>
    <style:style style:name="T1" style:family="text">
      <style:text-properties fo:font-weight="normal" officeooo:rsid="002622c1" style:font-weight-asian="normal" style:font-weight-complex="normal"/>
    </style:style>
    <style:style style:name="T2" style:family="text">
      <style:text-properties fo:font-weight="normal" officeooo:rsid="006e3c50" style:font-weight-asian="normal" style:font-weight-complex="normal"/>
    </style:style>
    <style:style style:name="T3" style:family="text">
      <style:text-properties fo:font-weight="normal" officeooo:rsid="0029ad34" style:font-weight-asian="normal" style:font-weight-complex="normal"/>
    </style:style>
    <style:style style:name="T4" style:family="text">
      <style:text-properties fo:font-weight="normal" officeooo:rsid="00147d4f" style:font-weight-asian="normal" style:font-weight-complex="normal"/>
    </style:style>
    <style:style style:name="T5" style:family="text">
      <style:text-properties fo:font-weight="normal" officeooo:rsid="003a100d" style:font-weight-asian="normal" style:font-weight-complex="normal"/>
    </style:style>
    <style:style style:name="T6" style:family="text">
      <style:text-properties fo:font-weight="normal" officeooo:rsid="003d7ef5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af592"/>
    </style:style>
    <style:style style:name="T9" style:family="text">
      <style:text-properties officeooo:rsid="002ca9ac"/>
    </style:style>
    <style:style style:name="T10" style:family="text">
      <style:text-properties officeooo:rsid="00315f53"/>
    </style:style>
    <style:style style:name="T11" style:family="text">
      <style:text-properties officeooo:rsid="00339246"/>
    </style:style>
    <style:style style:name="T12" style:family="text">
      <style:text-properties officeooo:rsid="0015532b"/>
    </style:style>
    <style:style style:name="T13" style:family="text">
      <style:text-properties officeooo:rsid="003a100d"/>
    </style:style>
    <style:style style:name="T14" style:family="text">
      <style:text-properties officeooo:rsid="004442db"/>
    </style:style>
    <style:style style:name="T15" style:family="text">
      <style:text-properties officeooo:rsid="004d1f46"/>
    </style:style>
    <style:style style:name="T16" style:family="text">
      <style:text-properties officeooo:rsid="0045561e"/>
    </style:style>
    <style:style style:name="T17" style:family="text">
      <style:text-properties officeooo:rsid="003d7ef5"/>
    </style:style>
    <style:style style:name="T18" style:family="text">
      <style:text-properties officeooo:rsid="004e743d"/>
    </style:style>
    <style:style style:name="T19" style:family="text">
      <style:text-properties officeooo:rsid="004bcdc8"/>
    </style:style>
    <style:style style:name="T20" style:family="text">
      <style:text-properties officeooo:rsid="001a0e4b"/>
    </style:style>
    <style:style style:name="T21" style:family="text">
      <style:text-properties officeooo:rsid="001aafcd"/>
    </style:style>
    <style:style style:name="T22" style:family="text">
      <style:text-properties officeooo:rsid="001d3c90"/>
    </style:style>
    <style:style style:name="T23" style:family="text">
      <style:text-properties officeooo:rsid="001e23bd"/>
    </style:style>
    <style:style style:name="T24" style:family="text">
      <style:text-properties officeooo:rsid="0037c242"/>
    </style:style>
    <style:style style:name="T25" style:family="text">
      <style:text-properties officeooo:rsid="00344e0a"/>
    </style:style>
    <style:style style:name="T26" style:family="text">
      <style:text-properties fo:font-size="12pt" fo:font-style="normal" fo:font-weight="bold" officeooo:rsid="002b826c" style:font-size-asian="10.5pt" style:font-style-asian="normal" style:font-weight-asian="bold" style:font-size-complex="12pt" style:font-style-complex="normal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RUCTION LIST</text:p>
      <text:p text:style-name="P3"/>
      <text:p text:style-name="P3">1. PODSTAWOWE FUNKCJE</text:p>
      <text:p text:style-name="P4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7">PODSTAWOWE FUNKCJE</text:p>
          </table:table-cell>
          <table:covered-table-cell/>
        </table:table-row>
        <table:table-row>
          <table:table-cell table:style-name="Tabela1.A2" office:value-type="string">
            <text:p text:style-name="P33">Q = A</text:p>
          </table:table-cell>
          <table:table-cell table:style-name="Tabela1.B2" office:value-type="string">
            <text:p text:style-name="P39">LD A<text:line-break/>ST Q</text:p>
          </table:table-cell>
        </table:table-row>
        <table:table-row>
          <table:table-cell table:style-name="Tabela1.A2" office:value-type="string">
            <text:p text:style-name="P34">Q = A ∩ B</text:p>
          </table:table-cell>
          <table:table-cell table:style-name="Tabela1.B2" office:value-type="string">
            <text:p text:style-name="P39">LD A</text:p>
            <text:p text:style-name="P39">AND B</text:p>
            <text:p text:style-name="P39">ST Q</text:p>
          </table:table-cell>
        </table:table-row>
        <table:table-row>
          <table:table-cell table:style-name="Tabela1.A2" office:value-type="string">
            <text:p text:style-name="P34">Q = A ∪ B</text:p>
          </table:table-cell>
          <table:table-cell table:style-name="Tabela1.B2" office:value-type="string">
            <text:p text:style-name="P39">LD A</text:p>
            <text:p text:style-name="P39">OR B</text:p>
            <text:p text:style-name="P39">ST Q</text:p>
          </table:table-cell>
        </table:table-row>
        <table:table-row>
          <table:table-cell table:style-name="Tabela1.A2" office:value-type="string">
            <text:p text:style-name="P13"><draw:frame draw:style-name="fr1" draw:name="Obiekt1" text:anchor-type="as-char" svg:y="-0.377cm" svg:width="0.998cm" svg:height="0.469cm" draw:z-index="0"><draw:object xlink:href="./Object 1" xlink:type="simple" xlink:show="embed" xlink:actuate="onLoad"/><draw:image xlink:href="./ObjectReplacements/Object 1" xlink:type="simple" xlink:show="embed" xlink:actuate="onLoad"/><svg:desc>formuła</svg:desc></draw:frame></text:p>
          </table:table-cell>
          <table:table-cell table:style-name="Tabela1.B2" office:value-type="string">
            <text:p text:style-name="P39">LDI A</text:p>
            <text:p text:style-name="P39">ST Q</text:p>
          </table:table-cell>
        </table:table-row>
      </table:table>
      <text:p text:style-name="P5"/>
      <text:p text:style-name="P5"/>
      <text:p text:style-name="P5"/>
      <text:p text:style-name="P5"/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18">PRZYKŁADY</text:p>
          </table:table-cell>
          <table:covered-table-cell/>
        </table:table-row>
        <table:table-row>
          <table:table-cell table:style-name="Tabela3.A2" office:value-type="string">
            <text:p text:style-name="P6"><draw:frame draw:style-name="fr1" draw:name="Obiekt2" text:anchor-type="as-char" svg:y="-0.379cm" svg:width="1.685cm" svg:height="0.471cm" draw:z-index="1"><draw:object xlink:href="./Object 2" xlink:type="simple" xlink:show="embed" xlink:actuate="onLoad"/><draw:image xlink:href="./ObjectReplacements/Object 2" xlink:type="simple" xlink:show="embed" xlink:actuate="onLoad"/><svg:desc>formuła</svg:desc></draw:frame></text:p>
          </table:table-cell>
          <table:table-cell table:style-name="Tabela3.B2" office:value-type="string">
            <text:p text:style-name="P39">LDI A</text:p>
            <text:p text:style-name="P39">AND B</text:p>
            <text:p text:style-name="P39">ST Q</text:p>
          </table:table-cell>
        </table:table-row>
        <table:table-row>
          <table:table-cell table:style-name="Tabela3.A2" office:value-type="string">
            <text:p text:style-name="P34"><draw:frame draw:style-name="fr1" draw:name="Obiekt3" text:anchor-type="as-char" svg:y="-0.377cm" svg:width="1.767cm" svg:height="0.469cm" draw:z-index="2"><draw:object xlink:href="./Object 3" xlink:type="simple" xlink:show="embed" xlink:actuate="onLoad"/><draw:image xlink:href="./ObjectReplacements/Object 3" xlink:type="simple" xlink:show="embed" xlink:actuate="onLoad"/><svg:desc>formuła</svg:desc></draw:frame></text:p>
          </table:table-cell>
          <table:table-cell table:style-name="Tabela3.B2" office:value-type="string">
            <text:p text:style-name="P39">LD A</text:p>
            <text:p text:style-name="P39">ANI B</text:p>
            <text:p text:style-name="P39">ST Q</text:p>
          </table:table-cell>
        </table:table-row>
        <table:table-row>
          <table:table-cell table:style-name="Tabela3.A2" office:value-type="string">
            <text:p text:style-name="P34"><draw:frame draw:style-name="fr1" draw:name="Obiekt4" text:anchor-type="as-char" svg:y="-0.386cm" svg:width="2.679cm" svg:height="0.51cm" draw:z-index="3"><draw:object xlink:href="./Object 4" xlink:type="simple" xlink:show="embed" xlink:actuate="onLoad"/><draw:image xlink:href="./ObjectReplacements/Object 4" xlink:type="simple" xlink:show="embed" xlink:actuate="onLoad"/><svg:desc>formuła</svg:desc></draw:frame></text:p>
          </table:table-cell>
          <table:table-cell table:style-name="Tabela3.B2" office:value-type="string">
            <text:p text:style-name="P40">LDI A<text:line-break/>AND (<text:line-break/> <text:s text:c="6"/>B</text:p>
            <text:p text:style-name="P40">OR C</text:p>
            <text:p text:style-name="P40">)</text:p>
            <text:p text:style-name="P40">ST Q</text:p>
          </table:table-cell>
        </table:table-row>
        <table:table-row>
          <table:table-cell table:style-name="Tabela3.A2" office:value-type="string">
            <text:p text:style-name="P34"><draw:frame draw:style-name="fr1" draw:name="Obiekt5" text:anchor-type="as-char" svg:y="-0.386cm" svg:width="2.755cm" svg:height="0.51cm" draw:z-index="4"><draw:object xlink:href="./Object 5" xlink:type="simple" xlink:show="embed" xlink:actuate="onLoad"/><draw:image xlink:href="./ObjectReplacements/Object 5" xlink:type="simple" xlink:show="embed" xlink:actuate="onLoad"/><svg:desc>formuła</svg:desc></draw:frame></text:p>
          </table:table-cell>
          <table:table-cell table:style-name="Tabela3.B2" office:value-type="string">
            <text:p text:style-name="P40">LD (</text:p>
            <text:p text:style-name="P40"><text:s text:c="6"/>A</text:p>
            <text:p text:style-name="P40">OR B</text:p>
            <text:p text:style-name="P40">)</text:p>
            <text:p text:style-name="P40">ANI C</text:p>
            <text:p text:style-name="P40">ST Q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15">RS &amp; SR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5">RS (reset set)<text:line-break/><text:span text:style-name="T1">SR (se</text:span><text:span text:style-name="T2">t</text:span><text:span text:style-name="T1"> reset)<text:line-break/></text:span><text:span text:style-name="T3">nie ma możliwości dominacji setu ani resetu</text:span></text:p>
          </table:table-cell>
          <table:table-cell table:style-name="Tabela2.B2" office:value-type="string">
            <text:p text:style-name="P41">LD S1</text:p>
            <text:p text:style-name="P41">S <text:s text:c="2"/>ON</text:p>
            <text:p text:style-name="P41"/>
            <text:p text:style-name="P41">LD S2</text:p>
            <text:p text:style-name="P41">R <text:s text:c="2"/>ON</text:p>
          </table:table-cell>
        </table:table-row>
      </table:table>
      <text:p text:style-name="P42"/>
      <text:p text:style-name="P5"/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45">LEGENDA</text:p>
          </table:table-cell>
          <table:covered-table-cell/>
        </table:table-row>
        <table:table-row>
          <table:table-cell table:style-name="Tabela4.A2" office:value-type="string">
            <text:p text:style-name="P47">LD</text:p>
          </table:table-cell>
          <table:table-cell table:style-name="Tabela4.B2" office:value-type="string">
            <text:p text:style-name="P49">load (załadować)</text:p>
          </table:table-cell>
        </table:table-row>
        <table:table-row>
          <table:table-cell table:style-name="Tabela4.A2" office:value-type="string">
            <text:p text:style-name="P47">LDI</text:p>
          </table:table-cell>
          <table:table-cell table:style-name="Tabela4.B2" office:value-type="string">
            <text:p text:style-name="P49">load not (negacja załadowania)</text:p>
          </table:table-cell>
        </table:table-row>
        <table:table-row>
          <table:table-cell table:style-name="Tabela4.A2" office:value-type="string">
            <text:p text:style-name="P47">AND</text:p>
          </table:table-cell>
          <table:table-cell table:style-name="Tabela4.B2" office:value-type="string">
            <text:p text:style-name="P49">iloczyn logiczny</text:p>
          </table:table-cell>
        </table:table-row>
        <table:table-row>
          <table:table-cell table:style-name="Tabela4.A2" office:value-type="string">
            <text:p text:style-name="P47">OR</text:p>
          </table:table-cell>
          <table:table-cell table:style-name="Tabela4.B2" office:value-type="string">
            <text:p text:style-name="P49">suma logiczna</text:p>
          </table:table-cell>
        </table:table-row>
        <table:table-row>
          <table:table-cell table:style-name="Tabela4.A2" office:value-type="string">
            <text:p text:style-name="P47">ANI</text:p>
          </table:table-cell>
          <table:table-cell table:style-name="Tabela4.B2" office:value-type="string">
            <text:p text:style-name="P49">negacja iloczynu logicznego</text:p>
          </table:table-cell>
        </table:table-row>
        <table:table-row>
          <table:table-cell table:style-name="Tabela4.A2" office:value-type="string">
            <text:p text:style-name="P47">ORI</text:p>
          </table:table-cell>
          <table:table-cell table:style-name="Tabela4.B2" office:value-type="string">
            <text:p text:style-name="P49">negacja sumy logicznej</text:p>
          </table:table-cell>
        </table:table-row>
        <table:table-row>
          <table:table-cell table:style-name="Tabela4.A2" office:value-type="string">
            <text:p text:style-name="P47">ST</text:p>
          </table:table-cell>
          <table:table-cell table:style-name="Tabela4.B2" office:value-type="string">
            <text:p text:style-name="P50">store (przechowanie)</text:p>
          </table:table-cell>
        </table:table-row>
        <table:table-row>
          <table:table-cell table:style-name="Tabela4.A2" office:value-type="string">
            <text:p text:style-name="P47">STI</text:p>
          </table:table-cell>
          <table:table-cell table:style-name="Tabela4.B2" office:value-type="string">
            <text:p text:style-name="P50">store not (przechowanie zanegowane)</text:p>
          </table:table-cell>
        </table:table-row>
        <table:table-row>
          <table:table-cell table:style-name="Tabela4.A2" office:value-type="string">
            <text:p text:style-name="P48">S</text:p>
          </table:table-cell>
          <table:table-cell table:style-name="Tabela4.B2" office:value-type="string">
            <text:p text:style-name="P50">set</text:p>
          </table:table-cell>
        </table:table-row>
        <table:table-row>
          <table:table-cell table:style-name="Tabela4.A2" office:value-type="string">
            <text:p text:style-name="P48">R</text:p>
          </table:table-cell>
          <table:table-cell table:style-name="Tabela4.B2" office:value-type="string">
            <text:p text:style-name="P50">reset</text:p>
          </table:table-cell>
        </table:table-row>
        <table:table-row>
          <table:table-cell table:style-name="Tabela4.A2" office:value-type="string">
            <text:p text:style-name="P59">CAL</text:p>
          </table:table-cell>
          <table:table-cell table:style-name="Tabela4.B2" office:value-type="string">
            <text:p text:style-name="P59">call (przywołaj obiekt)</text:p>
          </table:table-cell>
        </table:table-row>
        <table:table-row>
          <table:table-cell table:style-name="Tabela4.A2" office:value-type="string">
            <text:p text:style-name="P59">VAR</text:p>
          </table:table-cell>
          <table:table-cell table:style-name="Tabela4.B2" office:value-type="string">
            <text:p text:style-name="P59">tablica zmiennych</text:p>
          </table:table-cell>
        </table:table-row>
        <table:table-row>
          <table:table-cell table:style-name="Tabela4.A2" office:value-type="string">
            <text:p text:style-name="P59">MAIN</text:p>
          </table:table-cell>
          <table:table-cell table:style-name="Tabela4.B2" office:value-type="string">
            <text:p text:style-name="P59">program</text:p>
          </table:table-cell>
        </table:table-row>
        <table:table-row>
          <table:table-cell table:style-name="Tabela4.A2" office:value-type="string">
            <text:p text:style-name="P59">jmp</text:p>
          </table:table-cell>
          <table:table-cell table:style-name="Tabela4.B2" office:value-type="string">
            <text:p text:style-name="P59">jump (skocz do danego networka)</text:p>
          </table:table-cell>
        </table:table-row>
      </table:table>
      <text:p text:style-name="P5"/>
      <text:p text:style-name="P5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46">PRZYKŁADOWY PROGRAM</text:p>
          </table:table-cell>
        </table:table-row>
        <table:table-row table:style-name="Tabela5.2">
          <table:table-cell table:style-name="Tabela5.A2" office:value-type="string">
            <text:p text:style-name="P51">VAR</text:p>
            <text:p text:style-name="P51">BOOL: S1, S2, H1</text:p>
            <text:p text:style-name="P51">TIME: T</text:p>
            <text:p text:style-name="P51">TON_TIMER: T1</text:p>
            <text:p text:style-name="P51">VAR_END;</text:p>
            <text:p text:style-name="P51"/>
            <text:p text:style-name="P51">MAIN</text:p>
            <text:p text:style-name="P51">LD S1</text:p>
            <text:p text:style-name="P51">AND T1.Q</text:p>
            <text:p text:style-name="P51">S H1</text:p>
            <text:p text:style-name="P51"/>
            <text:p text:style-name="P51">CAL T1</text:p>
            <text:p text:style-name="P51"><text:s text:c="8"/>(</text:p>
            <text:p text:style-name="P51">IN:=S1</text:p>
            <text:p text:style-name="P51">PT:=T#500ms</text:p>
            <text:p text:style-name="P51">)</text:p>
            <text:p text:style-name="P51"/>
            <text:p text:style-name="P51">LD S2</text:p>
            <text:p text:style-name="P51">R H1</text:p>
            <text:p text:style-name="P52">END_MAIN;</text:p>
          </table:table-cell>
        </table:table-row>
      </table:table>
      <text:p text:style-name="P54"><text:soft-page-break/><text:span text:style-name="T26">2. CZASÓWKI</text:span></text:p>
      <text:p text:style-name="P21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36"><text:span text:style-name="T7">TP – Time Pulse</text:span><text:line-break/>(impuls zadany)<text:line-break/>po podaniu sygnału na czasówkę, to ta będzie podawać sygnał przez podany czas<text:line-break/></text:p>
          </table:table-cell>
          <table:table-cell table:style-name="Tabela6.B1" office:value-type="string">
            <text:p text:style-name="P55">CAL TP</text:p>
            <text:p text:style-name="P25"><text:s text:c="9"/>(</text:p>
            <text:p text:style-name="P25">IN:=_bool_in;</text:p>
            <text:p text:style-name="P25">PT:=_time_in;</text:p>
            <text:p text:style-name="P25">Q=&gt;_bool_out;</text:p>
            <text:p text:style-name="P25">ET=&gt;_time_out;</text:p>
            <text:p text:style-name="P55">)</text:p>
            <text:p text:style-name="P9"><text:s text:c="11"/>IN – input</text:p>
            <text:p text:style-name="P7"><text:tab/><text:span text:style-name="T8">PT – pulse time</text:span></text:p>
            <text:p text:style-name="P7"><text:tab/><text:span text:style-name="T8">Q – output</text:span></text:p>
            <text:p text:style-name="P7"><text:tab/><text:span text:style-name="T8">ET – Elapsed Time</text:span></text:p>
          </table:table-cell>
        </table:table-row>
        <table:table-row>
          <table:table-cell table:style-name="Tabela6.A2" office:value-type="string">
            <text:p text:style-name="P19">TON – Time On Delay</text:p>
            <text:p text:style-name="P36">(opóźnienie włączenia)</text:p>
            <text:p text:style-name="P14">po podaniu sygnału, zostaje on przekazany dalej </text:p>
            <text:p text:style-name="P10"><text:span text:style-name="T9">po </text:span><text:span text:style-name="T10">upływie</text:span><text:span text:style-name="T9"> dan</text:span><text:span text:style-name="T10">ego</text:span><text:span text:style-name="T9"> czas</text:span><text:span text:style-name="T10">u</text:span><text:span text:style-name="T9"><text:line-break/>sygnał musi być podawany cały przez dany czas aby czasówka zadziałała</text:span></text:p>
          </table:table-cell>
          <table:table-cell table:style-name="Tabela6.B2" office:value-type="string">
            <text:p text:style-name="P55">CAL TON</text:p>
            <text:p text:style-name="P55"><text:s text:c="9"/>(</text:p>
            <text:p text:style-name="P25">IN:=_bool_in;</text:p>
            <text:p text:style-name="P25">PT:=_time_in;</text:p>
            <text:p text:style-name="P25">Q=&gt;_bool_out;</text:p>
            <text:p text:style-name="P25">ET=&gt;_time_out;</text:p>
            <text:p text:style-name="P25">)</text:p>
            <text:p text:style-name="P25"><text:tab/>IN – input</text:p>
            <text:p text:style-name="P25"><text:tab/>PT – pulse time</text:p>
            <text:p text:style-name="P25"><text:tab/>Q – output</text:p>
            <text:p text:style-name="P25"><text:tab/>ET – Elapsed Time</text:p>
          </table:table-cell>
        </table:table-row>
        <table:table-row>
          <table:table-cell table:style-name="Tabela6.A2" office:value-type="string">
            <text:p text:style-name="P19">TOFF – Time Offf Delay</text:p>
            <text:p text:style-name="P36">(opóźnienie wyłączenia)</text:p>
            <text:p text:style-name="P36">po podaniu sygnału i jego zniknięciu na czasówkę, będzie on dalej przekazywany przez dany czas</text:p>
          </table:table-cell>
          <table:table-cell table:style-name="Tabela6.B2" office:value-type="string">
            <text:p text:style-name="P56">CAL TOF</text:p>
            <text:p text:style-name="P27"><text:s text:c="9"/><text:span text:style-name="T12">(</text:span></text:p>
            <text:p text:style-name="P26">IN:=_bool_in</text:p>
            <text:p text:style-name="P25">PT:=_time_in</text:p>
            <text:p text:style-name="P25">Q=&gt;_bool_out</text:p>
            <text:p text:style-name="P25">ET=&gt;_time_out</text:p>
            <text:p text:style-name="P57">)</text:p>
            <text:p text:style-name="P9"><text:s text:c="11"/>IN – input</text:p>
            <text:p text:style-name="P7"><text:tab/><text:span text:style-name="T8">PT – pulse time</text:span></text:p>
            <text:p text:style-name="P7"><text:tab/><text:span text:style-name="T8">Q – output</text:span></text:p>
            <text:p text:style-name="P7"><text:tab/><text:span text:style-name="T8">ET – Elapsed Time</text:span></text:p>
          </table:table-cell>
        </table:table-row>
        <table:table-row>
          <table:table-cell table:style-name="Tabela6.A2" office:value-type="string">
            <text:p text:style-name="P19">TONR – Time On Delay Retentive</text:p>
            <text:p text:style-name="P36">(opóźnienie włączenia z <text:s/>podtrzymanym czasem)</text:p>
            <text:p text:style-name="P36">po podaniu sygnału, zostaje on przekazany dalej po upływie danego czasu<text:line-break/>gdy sygnał zniknie na wejściu czasówki to i tak ona dalej podaje sygnał, aby wyłączyć czasówkę należy podać sygnał na wejście R</text:p>
          </table:table-cell>
          <table:table-cell table:style-name="Tabela6.B2" office:value-type="string">
            <text:p text:style-name="P38">CAL TONR</text:p>
            <text:p text:style-name="P29"><text:s text:c="8"/>(</text:p>
            <text:p text:style-name="P29">IN:=_bool_in;</text:p>
            <text:p text:style-name="P25">R:=_bool_in;</text:p>
            <text:p text:style-name="P25">PT:=_time_in;</text:p>
            <text:p text:style-name="P25">Q=&gt;_bool_out;</text:p>
            <text:p text:style-name="P28">ET=&gt;_time_out;</text:p>
            <text:p text:style-name="P28">)</text:p>
            <text:p text:style-name="P9"><text:tab/>IN – input</text:p>
            <text:p text:style-name="P7"><text:tab/><text:span text:style-name="T11">R – reset</text:span></text:p>
            <text:p text:style-name="P7"><text:tab/><text:span text:style-name="T8">PT – pulse time</text:span></text:p>
            <text:p text:style-name="P7"><text:tab/><text:span text:style-name="T8">Q – output</text:span></text:p>
            <text:p text:style-name="P7"><text:tab/><text:span text:style-name="T8">ET – Elapsed Time</text:span></text:p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22"><text:soft-page-break/><text:span text:style-name="T23">3</text:span>. LICZNIKI</text:p>
      <text:p text:style-name="P22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0">CTU – Count Up</text:p>
            <text:p text:style-name="P37"><text:line-break/>licznik, który dodaje, po spełnieniu warunku PV podaje sygnał na Q</text:p>
          </table:table-cell>
          <table:table-cell table:style-name="Tabela7.B1" office:value-type="string">
            <text:p text:style-name="P30"><text:span text:style-name="T20">CAL <text:s/></text:span>CTU</text:p>
            <text:p text:style-name="P30"><text:s text:c="9"/>(</text:p>
            <text:p text:style-name="P30">CU:=S1;</text:p>
            <text:p text:style-name="P24">R:=RESET;</text:p>
            <text:p text:style-name="P24">PV:=5;</text:p>
            <text:p text:style-name="P30">Q=&gt;L1;</text:p>
            <text:p text:style-name="P30">)</text:p>
            <text:p text:style-name="P8"><text:tab/><text:span text:style-name="T13">CU – count up</text:span></text:p>
            <text:p text:style-name="P8"><text:tab/><text:span text:style-name="T13">R – reset</text:span></text:p>
            <text:p text:style-name="P8"><text:tab/><text:span text:style-name="T13">PV – preset value</text:span></text:p>
            <text:p text:style-name="P8"><text:tab/><text:span text:style-name="T13">Q – output </text:span><text:span text:style-name="T14">(QU jeśli PV = CV, QD jeśli PV = 0 </text:span><text:span text:style-name="T15">to da sygnał</text:span><text:span text:style-name="T16">)</text:span></text:p>
            <text:p text:style-name="P8"><text:tab/><text:span text:style-name="T13">CV – current value</text:span></text:p>
          </table:table-cell>
        </table:table-row>
        <table:table-row>
          <table:table-cell table:style-name="Tabela7.A2" office:value-type="string">
            <text:p text:style-name="P20">CTD – Count Down</text:p>
            <text:p text:style-name="P20"/>
            <text:p text:style-name="P37">licznik, który odejmuje, po spełnieniu warunku PV podaje sygnał na Q</text:p>
          </table:table-cell>
          <table:table-cell table:style-name="Tabela7.B2" office:value-type="string">
            <text:p text:style-name="P31"><text:span text:style-name="T21">CAL </text:span>CTD</text:p>
            <text:p text:style-name="P31"><text:s text:c="8"/>(</text:p>
            <text:p text:style-name="P31">CD:=S1;</text:p>
            <text:p text:style-name="P24">R:=RESET;</text:p>
            <text:p text:style-name="P24">PV:=5;</text:p>
            <text:p text:style-name="P31">Q=&gt;L1;</text:p>
            <text:p text:style-name="P31">)</text:p>
            <text:p text:style-name="P23"><text:span text:style-name="T4"><text:tab/></text:span><text:span text:style-name="T5">C</text:span><text:span text:style-name="T6">D</text:span><text:span text:style-name="T5"> – count </text:span><text:span text:style-name="T6">down</text:span></text:p>
            <text:p text:style-name="P8"><text:tab/><text:span text:style-name="T13">R – reset</text:span></text:p>
            <text:p text:style-name="P8"><text:tab/><text:span text:style-name="T13">PV – preset value</text:span></text:p>
            <text:p text:style-name="P8"><text:tab/><text:span text:style-name="T13">Q – output </text:span><text:span text:style-name="T14">(QU jeśli PV = CV, QD jeśli PV = 0 </text:span><text:span text:style-name="T15">to da sygnał</text:span><text:span text:style-name="T16">)</text:span></text:p>
            <text:p text:style-name="P8"><text:tab/><text:span text:style-name="T13">CV – current value</text:span></text:p>
          </table:table-cell>
        </table:table-row>
        <table:table-row>
          <table:table-cell table:style-name="Tabela7.A2" office:value-type="string">
            <text:p text:style-name="P20">CTUD Count Up / Down</text:p>
            <text:p text:style-name="P20"/>
            <text:p text:style-name="P37">licznik, który ma możliwość dodawania i odejmowania, po spełnieniu warunku PV podaje sygnał na wyjście</text:p>
          </table:table-cell>
          <table:table-cell table:style-name="Tabela7.B2" office:value-type="string">
            <text:p text:style-name="P32"><text:span text:style-name="T22">CAL </text:span>CTU</text:p>
            <text:p text:style-name="P32"><text:s text:c="9"/>(</text:p>
            <text:p text:style-name="P32">CU:=S1;</text:p>
            <text:p text:style-name="P24">CD:=S2;</text:p>
            <text:p text:style-name="P24">R:=RESET;</text:p>
            <text:p text:style-name="P24">LD:=S3;</text:p>
            <text:p text:style-name="P24">PV:=10;</text:p>
            <text:p text:style-name="P24">QU=&gt;L1;</text:p>
            <text:p text:style-name="P24">QD=&gt;L2;</text:p>
            <text:p text:style-name="P58">)</text:p>
            <text:p text:style-name="P8"><text:tab/><text:span text:style-name="T13">CU – count up</text:span></text:p>
            <text:p text:style-name="P8"><text:tab/><text:span text:style-name="T13">C</text:span><text:span text:style-name="T17">D</text:span><text:span text:style-name="T13"> – count </text:span><text:span text:style-name="T17">down</text:span></text:p>
            <text:p text:style-name="P8"><text:tab/><text:span text:style-name="T13">R – reset</text:span></text:p>
            <text:p text:style-name="P8"><text:tab/><text:span text:style-name="T13">PV – preset value</text:span></text:p>
            <text:p text:style-name="P8"><text:tab/><text:span text:style-name="T18">LD – load (ładuje PV na CV)</text:span></text:p>
            <text:p text:style-name="P8"><text:tab/><text:span text:style-name="T13">Q</text:span><text:span text:style-name="T19">U</text:span><text:span text:style-name="T13"> – output </text:span><text:span text:style-name="T19">(</text:span><text:span text:style-name="T15">jeśli </text:span><text:span text:style-name="T14">PV = CV </text:span><text:span text:style-name="T15">to da sygnał</text:span><text:span text:style-name="T19">)</text:span></text:p>
            <text:p text:style-name="P8"><text:span text:style-name="T14"><text:tab/>QD – </text:span><text:span text:style-name="T19">output (</text:span><text:span text:style-name="T15">jeśli </text:span><text:span text:style-name="T14">PV = 0 </text:span><text:span text:style-name="T15">to da sygnał </text:span><text:span text:style-name="T16">)</text:span></text:p>
            <text:p text:style-name="P8"><text:tab/><text:span text:style-name="T13">CV – current value</text:span></text:p>
          </table:table-cell>
        </table:table-row>
      </table:table>
      <text:p text:style-name="P4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6"><text:soft-page-break/><text:span text:style-name="T23">4</text:span>. <text:span text:style-name="T24">TON JAKO GENERATOR IMPULSU</text:span></text:p>
      <text:p text:style-name="P16"/>
      <text:p text:style-name="P11"><text:span text:style-name="T23">CAL </text:span>TON1</text:p>
      <text:p text:style-name="P11"><text:s text:c="8"/>(</text:p>
      <text:p text:style-name="P11">IN:=NOT TON2.Q;</text:p>
      <text:p text:style-name="P11">Q=&gt;L1;</text:p>
      <text:p text:style-name="P11">PT:=T#500ms;</text:p>
      <text:p text:style-name="P12">)</text:p>
      <text:p text:style-name="P12"/>
      <text:p text:style-name="P12">CAL <text:span text:style-name="T25">TON2</text:span></text:p>
      <text:p text:style-name="P12">(</text:p>
      <text:p text:style-name="P11">IN:=TON1.Q;</text:p>
      <text:p text:style-name="P11">PT:=T#500ms;<text:line-break/><text:span text:style-name="T23">)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pl" fo:country="PL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l" fo:country="PL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1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1 kopia 1"/><text:page-number text:select-page="current">5</text:page-number><text:bookmark-end text:name="PageNumWizard_FOOTER_Domyślny styl strony1 kopia 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17:04:26.321567318</meta:creation-date>
    <dc:date>2024-05-11T17:54:35.279898919</dc:date>
    <meta:editing-duration>PT40M39S</meta:editing-duration>
    <meta:editing-cycles>30</meta:editing-cycles>
    <meta:generator>LibreOffice/24.2.3.2$Linux_X86_64 LibreOffice_project/420$Build-2</meta:generator>
    <meta:document-statistic meta:table-count="7" meta:image-count="0" meta:object-count="5" meta:page-count="5" meta:paragraph-count="209" meta:word-count="552" meta:character-count="3025" meta:non-whitespace-character-count="2482"/>
  </office:meta>
</office:document-meta>
</file>

<file path=Object 1/content.xml><?xml version="1.0" encoding="utf-8"?>
<math xmlns="http://www.w3.org/1998/Math/MathML" display="block">
  <semantics>
    <mrow>
      <mi>Q</mi>
      <mo stretchy="false">=</mo>
      <mover accent="true">
        <mi>A</mi>
        <mo stretchy="false">¯</mo>
      </mover>
    </mrow>
    <annotation encoding="StarMath 5.0">Q = bar {A}</annotation>
  </semantics>
</math>
</file>

<file path=Object 2/content.xml><?xml version="1.0" encoding="utf-8"?>
<math xmlns="http://www.w3.org/1998/Math/MathML" display="block">
  <semantics>
    <mrow>
      <mrow>
        <mi>Q</mi>
        <mo stretchy="false">=</mo>
        <mover accent="true">
          <mi>A</mi>
          <mo stretchy="false">¯</mo>
        </mover>
      </mrow>
      <mi>∩</mi>
      <mi>B</mi>
    </mrow>
    <annotation encoding="StarMath 5.0">Q = bar A ∩ B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i>A</mi>
      </mrow>
      <mi>∪</mi>
      <mover accent="true">
        <mi>B</mi>
        <mo stretchy="false">¯</mo>
      </mover>
    </mrow>
    <annotation encoding="StarMath 5.0">Q = A ∪ bar B</annotation>
  </semantics>
</math>
</file>

<file path=Object 4/content.xml><?xml version="1.0" encoding="utf-8"?>
<math xmlns="http://www.w3.org/1998/Math/MathML" display="block">
  <semantics>
    <mrow>
      <mrow>
        <mi>Q</mi>
        <mo stretchy="false">=</mo>
        <mover accent="true">
          <mi>A</mi>
          <mo stretchy="false">¯</mo>
        </mover>
      </mrow>
      <mi>∩</mi>
      <mrow>
        <mo fence="true" form="prefix" stretchy="false">(</mo>
        <mrow>
          <mrow>
            <mi>B</mi>
            <mi>∩</mi>
            <mi>C</mi>
          </mrow>
        </mrow>
        <mo fence="true" form="postfix" stretchy="false">)</mo>
      </mrow>
    </mrow>
    <annotation encoding="StarMath 5.0">Q = bar A ∩ ( B ∩ C )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row>
          <mo fence="true" form="prefix" stretchy="false">(</mo>
          <mrow>
            <mrow>
              <mi>A</mi>
              <mi>∪</mi>
              <mi>B</mi>
            </mrow>
          </mrow>
          <mo fence="true" form="postfix" stretchy="false">)</mo>
        </mrow>
      </mrow>
      <mi>∩</mi>
      <mover accent="true">
        <mi>C</mi>
        <mo stretchy="false">¯</mo>
      </mover>
    </mrow>
    <annotation encoding="StarMath 5.0">Q = ( A ∪ B ) ∩ bar C</annotation>
  </semantics>
</math>
</file>